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0464" officeooo:paragraph-rsid="0004046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0464" officeooo:paragraph-rsid="0004046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0464" officeooo:paragraph-rsid="00040464"/>
    </style:style>
    <style:style style:name="P4" style:family="paragraph" style:parent-style-name="Standard">
      <style:text-properties style:text-line-through-style="none" style:text-line-through-type="none" fo:language="en" fo:country="GB" style:text-underline-style="none" fo:font-weight="normal" officeooo:rsid="00040ae0" officeooo:paragraph-rsid="00040ae0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style:text-line-through-style="none" style:text-line-through-type="none" fo:language="en" fo:country="GB" style:text-underline-style="none" fo:font-weight="normal" officeooo:rsid="00040ae0" officeooo:paragraph-rsid="00056f54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style:text-line-through-style="none" style:text-line-through-type="none" fo:language="en" fo:country="GB" style:text-underline-style="none" fo:font-weight="normal" officeooo:rsid="00040ae0" officeooo:paragraph-rsid="00067c9c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officeooo:rsid="00040ae0" officeooo:paragraph-rsid="00040ae0"/>
    </style:style>
    <style:style style:name="T1" style:family="text">
      <style:text-properties officeooo:rsid="00056f54"/>
    </style:style>
    <style:style style:name="T2" style:family="text">
      <style:text-properties officeooo:rsid="00067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1"/>
      <text:p text:style-name="P7">class Main {</text:p>
      <text:p text:style-name="P7"><text:s text:c="4"/>public static void main( String args[] ) {</text:p>
      <text:p text:style-name="P7"><text:s text:c="7"/>int n = 3; </text:p>
      <text:p text:style-name="P7"><text:s text:c="7"/>int[][] arr = new int[n][n];</text:p>
      <text:p text:style-name="P7"><text:s text:c="8"/>for (int i = 0; i &lt; arr.length; i++) { //assign values to the arr</text:p>
      <text:p text:style-name="P7"><text:s text:c="12"/>for (int j = 0; j &lt; arr.length; j++) {</text:p>
      <text:p text:style-name="P7"><text:s text:c="16"/>if (i == j) { //if row=column=&gt; fill the matrix with 0</text:p>
      <text:p text:style-name="P7"><text:s text:c="20"/>arr[i][j] = 0;</text:p>
      <text:p text:style-name="P7"><text:s text:c="16"/>} else if (i &gt; j) { //if row&gt;columns=&gt; fill matrix with -1</text:p>
      <text:p text:style-name="P7"><text:s text:c="20"/>arr[i][j] = -1;</text:p>
      <text:p text:style-name="P7"><text:s text:c="16"/>} else { //if row&lt;columns=&gt; fill matrix with 1</text:p>
      <text:p text:style-name="P7"><text:s text:c="20"/>arr[i][j] = 1;</text:p>
      <text:p text:style-name="P7"><text:s text:c="16"/>}</text:p>
      <text:p text:style-name="P7"><text:s text:c="12"/>}</text:p>
      <text:p text:style-name="P7"><text:s text:c="8"/>}</text:p>
      <text:p text:style-name="P7"><text:s text:c="8"/>for (int i = 0; i &lt; arr.length; i++) { //print the array</text:p>
      <text:p text:style-name="P7"><text:s text:c="12"/>for (int j = 0; j &lt; arr.length; j++) {</text:p>
      <text:p text:style-name="P7"><text:s text:c="16"/>System.out.print(arr[i][j] + " ");</text:p>
      <text:p text:style-name="P7"><text:s text:c="12"/>}</text:p>
      <text:p text:style-name="P7"><text:s text:c="12"/>System.out.println();</text:p>
      <text:p text:style-name="P7"><text:s text:c="8"/>}</text:p>
      <text:p text:style-name="P7"><text:s text:c="4"/>}</text:p>
      <text:p text:style-name="P7">}</text:p>
      <text:p text:style-name="P1"/>
      <text:p text:style-name="P3">Output:</text:p>
      <text:p text:style-name="P1"/>
      <text:p text:style-name="P7">0 1 1 </text:p>
      <text:p text:style-name="P7">-1 0 1 </text:p>
      <text:p text:style-name="P7">-1 -1 0 </text:p>
      <text:p text:style-name="P1"/>
      <text:p text:style-name="P2">Explanation:</text:p>
      <text:p text:style-name="P2"/>
      <text:p text:style-name="P4">– Line #3 defines the variable 'n' as an int. It is given a value of '3'.</text:p>
      <text:p text:style-name="P4">– Line #4 creates a two-dimensional array 'arr'. The rows and columns are set to 'n', making it a 3x3 grid.</text:p>
      <text:p text:style-name="P5">– Line<text:span text:style-name="T1">s</text:span> #<text:span text:style-name="T1">5 and 6 assign values to the rows and columns, respectively. No values were assigned on line #4 when we created the array.</text:span></text:p>
      <text:p text:style-name="P4">– Line #7 checks if the row is equal to the column. If it is, the value is set to 0.</text:p>
      <text:p text:style-name="P4">– Line #9 checks if the row is larger than the column. If it is, the value is set to -1.</text:p>
      <text:p text:style-name="P4">– Line #11 checks if the row is less than the column. If it is, the value is set to 1.</text:p>
      <text:p text:style-name="P6">– Line<text:span text:style-name="T2">s #16 – 18 print the array with the updated val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1S</meta:editing-duration>
    <meta:editing-cycles>6</meta:editing-cycles>
    <meta:generator>LibreOffice/5.0.4.2$Windows_x86 LibreOffice_project/2b9802c1994aa0b7dc6079e128979269cf95bc78</meta:generator>
    <dc:date>2022-06-16T13:49:31.817000000</dc:date>
    <meta:document-statistic meta:table-count="0" meta:image-count="0" meta:object-count="0" meta:page-count="1" meta:paragraph-count="36" meta:word-count="265" meta:character-count="1478" meta:non-whitespace-character-count="983"/>
    <meta:user-defined meta:name="Info 1"/>
    <meta:user-defined meta:name="Info 2"/>
    <meta:user-defined meta:name="Info 3"/>
    <meta:user-defined meta:name="Info 4"/>
  </office:meta>
</office:document-meta>
</file>